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, Calibri" style:font-family-generic="swiss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Default">
      <style:paragraph-properties fo:margin-left="0cm" fo:margin-right="0cm" fo:margin-top="0cm" fo:margin-bottom="0.335cm" fo:text-indent="0cm" style:auto-text-indent="false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Default">
      <style:paragraph-properties fo:margin-left="0cm" fo:margin-right="0cm" fo:margin-top="0.049cm" fo:margin-bottom="0cm" fo:line-height="200%" fo:text-align="start" style:justify-single-word="false" fo:text-indent="0cm" style:auto-text-indent="false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text-properties style:font-name="Times New Roman" style:font-name-complex="Times New Roman1"/>
    </style:style>
    <style:style style:name="P5" style:family="paragraph" style:parent-style-name="Standard">
      <style:text-properties style:font-name="Times New Roman" fo:font-style="italic" style:font-style-asian="italic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style="italic" fo:font-weight="bold" style:font-size-asian="16pt" style:font-style-asian="italic" style:font-weight-asian="bold" style:font-name-complex="Times New Roman1" style:font-size-complex="16pt"/>
    </style:style>
    <style:style style:name="P8" style:family="paragraph" style:parent-style-name="Standard">
      <style:text-properties style:font-name="Times New Roman" fo:font-weight="bold" style:font-weight-asian="bold" style:font-name-complex="Times New Roman1"/>
    </style:style>
    <style:style style:name="P9" style:family="paragraph" style:parent-style-name="Standard">
      <style:paragraph-properties fo:line-height="150%"/>
      <style:text-properties style:font-name="Times New Roman" fo:font-weight="bold" style:font-weight-asian="bold" style:font-name-complex="Times New Roman1"/>
    </style:style>
    <style:style style:name="P10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fo:font-style="italic" fo:font-weight="bold" style:font-size-asian="18pt" style:font-style-asian="italic" style:font-weight-asian="bold" style:font-name-complex="Times New Roman1" style:font-size-complex="18pt"/>
    </style:style>
    <style:style style:name="P12" style:family="paragraph" style:parent-style-name="Standard">
      <style:text-properties style:font-name="Times New Roman" fo:font-size="10pt" style:font-size-asian="10pt" style:font-name-complex="Times New Roman1" style:font-size-complex="10pt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text-align="justify" style:justify-single-word="false">
        <style:tab-stops>
          <style:tab-stop style:position="3.043cm"/>
        </style:tab-stops>
      </style:paragraph-properties>
    </style:style>
    <style:style style:name="P15" style:family="paragraph" style:parent-style-name="Standard">
      <style:paragraph-properties fo:margin-top="0cm" fo:margin-bottom="0cm"/>
    </style:style>
    <style:style style:name="P16" style:family="paragraph" style:parent-style-name="Standard">
      <style:paragraph-properties fo:margin-top="0cm" fo:margin-bottom="0cm" fo:line-height="100%"/>
    </style:style>
    <style:style style:name="P17" style:family="paragraph" style:parent-style-name="Standard">
      <style:paragraph-properties fo:margin-top="0cm" fo:margin-bottom="0cm"/>
      <style:text-properties style:font-name="Times New Roman" style:font-name-complex="Times New Roman1"/>
    </style:style>
    <style:style style:name="P18" style:family="paragraph" style:parent-style-name="Standard">
      <style:paragraph-properties fo:margin-top="0cm" fo:margin-bottom="0cm" fo:line-height="150%"/>
      <style:text-properties style:font-name="Times New Roman" style:font-name-complex="Times New Roman1"/>
    </style:style>
    <style:style style:name="P19" style:family="paragraph" style:parent-style-name="Standard">
      <style:paragraph-properties fo:margin-top="0cm" fo:margin-bottom="0cm"/>
      <style:text-properties style:font-name="Times New Roman" fo:font-weight="bold" style:font-weight-asian="bold" style:font-name-complex="Times New Roman1"/>
    </style:style>
    <style:style style:name="P20" style:family="paragraph" style:parent-style-name="Standard">
      <style:paragraph-properties fo:margin-top="0cm" fo:margin-bottom="0cm" fo:line-height="100%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top="0cm" fo:margin-bottom="0cm"/>
      <style:text-properties style:font-name="Times New Roman" fo:font-size="10pt" style:font-size-asian="10pt" style:font-name-complex="Times New Roman1" style:font-size-complex="10pt"/>
    </style:style>
    <style:style style:name="P22" style:family="paragraph" style:parent-style-name="Standard">
      <style:paragraph-properties fo:margin-top="0cm" fo:margin-bottom="0cm" style:line-height-at-least="0.64cm"/>
      <style:text-properties fo:color="#000000"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23" style:family="paragraph" style:parent-style-name="Standard">
      <style:paragraph-properties fo:margin-top="0cm" fo:margin-bottom="0cm" style:line-height-at-least="0.64cm"/>
      <style:text-properties fo:color="#000000" style:font-name="Times New Roman" fo:font-size="10pt" style:font-size-asian="10pt" style:font-name-complex="Times New Roman1" style:font-size-complex="10pt"/>
    </style:style>
    <style:style style:name="P24" style:family="paragraph" style:parent-style-name="Standard">
      <style:paragraph-properties fo:margin-top="0cm" fo:margin-bottom="0cm" fo:line-height="150%"/>
    </style:style>
    <style:style style:name="P25" style:family="paragraph" style:parent-style-name="Normal_20__28_Web_29_">
      <style:paragraph-properties fo:margin-top="0cm" fo:margin-bottom="0cm"/>
      <style:text-properties fo:font-size="10pt" style:font-size-asian="10pt" style:font-size-complex="10pt"/>
    </style:style>
    <style:style style:name="P26" style:family="paragraph" style:parent-style-name="Normal_20__28_Web_29_">
      <style:paragraph-properties fo:margin-top="0cm" fo:margin-bottom="0cm" style:line-height-at-least="0.64cm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7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</style:style>
    <style:style style:name="P28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  <style:text-properties style:font-name="Times New Roman" style:font-name-complex="Times New Roman1"/>
    </style:style>
    <style:style style:name="P29" style:family="paragraph" style:parent-style-name="Normal_20__28_Web_29_">
      <style:paragraph-properties fo:margin-top="0.494cm" fo:margin-bottom="0cm" fo:line-height="200%" fo:text-align="end" style:justify-single-word="false"/>
    </style:style>
    <style:style style:name="P30" style:family="paragraph" style:parent-style-name="Normal_20__28_Web_29_">
      <style:paragraph-properties fo:margin-top="0.049cm" fo:margin-bottom="0cm" fo:line-height="115%"/>
      <style:text-properties fo:color="#000000" fo:font-weight="bold" style:font-weight-asian="bold" style:font-weight-complex="bold"/>
    </style:style>
    <style:style style:name="P31" style:family="paragraph" style:parent-style-name="List_20_Paragraph">
      <style:text-properties style:font-name="Times New Roman" fo:font-weight="bold" style:font-weight-asian="bold" style:font-name-complex="Times New Roman1"/>
    </style:style>
    <style:style style:name="P32" style:family="paragraph" style:parent-style-name="Standard">
      <style:paragraph-properties fo:margin-top="0cm" fo:margin-bottom="0.212cm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33" style:family="paragraph" style:parent-style-name="Standard">
      <style:paragraph-properties fo:margin-top="0cm" fo:margin-bottom="0.212cm"/>
      <style:text-properties style:font-name="Times New Roman" style:font-name-complex="Times New Roman1"/>
    </style:style>
    <style:style style:name="P34" style:family="paragraph" style:parent-style-name="Standard">
      <style:paragraph-properties fo:margin-left="3.747cm" fo:margin-right="0cm" fo:margin-top="0cm" fo:margin-bottom="0cm" fo:text-indent="1.249cm" style:auto-text-indent="false"/>
      <style:text-properties style:font-name="Times New Roman" style:font-name-complex="Times New Roman1"/>
    </style:style>
    <style:style style:name="P35" style:family="paragraph" style:parent-style-name="Standard">
      <style:paragraph-properties fo:margin-left="7.493cm" fo:margin-right="0cm" fo:margin-top="0cm" fo:margin-bottom="0cm" fo:text-indent="0cm" style:auto-text-indent="false"/>
      <style:text-properties style:font-name="Times New Roman" style:font-name-complex="Times New Roman1"/>
    </style:style>
    <style:style style:name="P36" style:family="paragraph" style:parent-style-name="Standard">
      <style:paragraph-properties fo:margin-left="8.742cm" fo:margin-right="0cm" fo:margin-top="0cm" fo:margin-bottom="0cm" fo:text-indent="0cm" style:auto-text-indent="false"/>
      <style:text-properties style:font-name="Times New Roman" style:font-name-complex="Times New Roman1"/>
    </style:style>
    <style:style style:name="P37" style:family="paragraph" style:parent-style-name="Normal_20__28_Web_29_">
      <style:paragraph-properties fo:margin-left="8.742cm" fo:margin-right="0cm" fo:margin-top="0.049cm" fo:margin-bottom="0cm" fo:line-height="200%" fo:text-indent="1.251cm" style:auto-text-indent="false"/>
      <style:text-properties fo:color="#000000" style:font-name="Times New Roman" fo:font-size="10pt" style:font-size-asian="10pt" style:font-name-complex="Times New Roman1" style:font-size-complex="10pt"/>
    </style:style>
    <style:style style:name="P38" style:family="paragraph" style:parent-style-name="Normal_20__28_Web_29_">
      <style:paragraph-properties fo:margin-left="8.742cm" fo:margin-right="0cm" fo:margin-top="0.049cm" fo:margin-bottom="0cm" fo:line-height="200%" fo:text-indent="1.251cm" style:auto-text-indent="false"/>
      <style:text-properties fo:color="#000000" fo:font-size="10pt" style:font-size-asian="10pt" style:font-size-complex="10pt"/>
    </style:style>
    <style:style style:name="P39" style:family="paragraph" style:parent-style-name="List_20_Paragraph" style:list-style-name="WWNum1">
      <style:text-properties style:font-name="Times New Roman" fo:font-weight="bold" style:font-weight-asian="bold" style:font-name-complex="Times New Roman1"/>
    </style:style>
    <style:style style:name="P40" style:family="paragraph" style:parent-style-name="List_20_Paragraph" style:list-style-name="WWNum1">
      <style:paragraph-properties fo:margin-top="0cm" fo:margin-bottom="0cm"/>
      <style:text-properties style:font-name="Times New Roman" fo:font-weight="bold" style:font-weight-asian="bold" style:font-name-complex="Times New Roman1"/>
    </style:style>
    <style:style style:name="P41" style:family="paragraph" style:parent-style-name="Normal_20__28_Web_29_" style:master-page-name="Standard">
      <style:paragraph-properties fo:margin-top="0.494cm" fo:margin-bottom="0cm" fo:line-height="200%" fo:text-align="end" style:justify-single-word="false" style:page-number="auto"/>
    </style:style>
    <style:style style:name="P42" style:family="paragraph" style:parent-style-name="Normal_20__28_Web_29_">
      <style:paragraph-properties fo:margin-left="8.742cm" fo:margin-right="0cm" fo:margin-top="0.049cm" fo:margin-bottom="0cm" fo:line-height="200%" fo:text-indent="1.251cm" style:auto-text-indent="false"/>
      <style:text-properties fo:color="#000000" fo:font-size="10pt" fo:font-weight="bold" style:font-size-asian="10pt" style:font-weight-asian="bold" style:font-name-complex="Century Gothic" style:font-size-complex="10pt" style:font-weight-complex="bold"/>
    </style:style>
    <style:style style:name="P43" style:family="paragraph" style:parent-style-name="Normal_20__28_Web_29_">
      <style:paragraph-properties fo:margin-left="8.742cm" fo:margin-right="0cm" fo:margin-top="0.049cm" fo:margin-bottom="0cm" fo:line-height="200%" fo:text-indent="1.251cm" style:auto-text-indent="false"/>
      <style:text-properties fo:color="#000000" fo:font-size="10pt" style:font-size-asian="10pt" style:font-size-complex="10pt"/>
    </style:style>
    <style:style style:name="P44" style:family="paragraph" style:parent-style-name="Normal_20__28_Web_29_">
      <style:paragraph-properties fo:margin-left="8.742cm" fo:margin-right="0cm" fo:margin-top="0.049cm" fo:margin-bottom="0cm" fo:line-height="200%" fo:text-indent="1.251cm" style:auto-text-indent="false"/>
      <style:text-properties fo:color="#000000" style:font-name="Times New Roman" fo:font-size="10pt" fo:font-weight="bold" style:font-size-asian="10pt" style:font-weight-asian="bold" style:font-name-complex="Times New Roman1" style:font-size-complex="10pt"/>
    </style:style>
    <style:style style:name="P45" style:family="paragraph" style:parent-style-name="Default" style:list-style-name="L1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>
      <style:paragraph-properties fo:margin-top="0.049cm" fo:margin-bottom="0cm" fo:line-height="115%"/>
      <style:text-properties fo:color="#000000" style:font-name="Calibri" fo:font-weight="normal" style:font-name-asian="Calibri" style:font-weight-asian="normal" style:font-name-complex="Calibri" style:font-weight-complex="normal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weight="bold" style:font-weight-asian="bold" style:font-name-complex="Times New Roman1"/>
    </style:style>
    <style:style style:name="T3" style:family="text">
      <style:text-properties style:font-name="Times New Roman" fo:font-size="10pt" style:font-size-asian="10pt" style:font-name-complex="Times New Roman1" style:font-size-complex="10pt"/>
    </style:style>
    <style:style style:name="T4" style:family="text">
      <style:text-properties style:font-name="Times New Roman" fo:font-size="10pt" fo:font-weight="bold" style:font-name-asian="Times New Roman1" style:font-size-asian="10pt" style:language-asian="pl" style:country-asian="PL" style:font-weight-asian="bold" style:font-name-complex="Times New Roman1" style:font-size-complex="10pt"/>
    </style:style>
    <style:style style:name="T5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6" style:family="text">
      <style:text-properties fo:font-weight="bold" style:font-weight-asian="bol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29">dnia ……………………</text:p>
      <text:p text:style-name="P30"/>
      <text:p text:style-name="Standard">Komornik Sądowy przy Sądzie Rejonowym w Ciechanowie Łukasz Godlewski</text:p>
      <text:p text:style-name="Standard">Kancelaria Komornicza nr VI w Ciechanowie</text:p>
      <text:p text:style-name="Standard">pl. T. Kościuszki 7/6</text:p>
      <text:p text:style-name="Standard">06-400 Ciechanów</text:p>
      <text:p text:style-name="P46">tel kancelarii 724-194-009</text:p>
      <text:p text:style-name="P5"/>
      <text:p text:style-name="P5"/>
      <text:p text:style-name="P11">WNIOSEK EGZEKUCYJNY</text:p>
      <text:p text:style-name="P7">O ŚWIADCZENIE ALIMENTACYJNE</text:p>
      <text:p text:style-name="P6"/>
      <text:p text:style-name="P6"/>
      <text:p text:style-name="P20">WIERZYCIEL(KA)</text:p>
      <text:p text:style-name="P16"><text:span text:style-name="T2">(dziecko) <text:s text:c="17"/><text:tab/><text:tab/><text:tab/><text:tab/><text:tab/><text:tab/><text:tab/><text:tab/></text:span><text:span text:style-name="T1"><text:tab/><text:tab/><text:tab/>___________________________________________________</text:span></text:p>
      <text:p text:style-name="P12">(nazwisko i imię )</text:p>
      <text:p text:style-name="Standard"><text:span text:style-name="T2">NR PESEL</text:span><text:span text:style-name="T1">___________________________________</text:span></text:p>
      <text:p text:style-name="P15"><text:span text:style-name="T2">ZAMIESZKAŁY(A)</text:span><text:span text:style-name="T1">_________________________________________________________</text:span></text:p>
      <text:p text:style-name="P21">(adres: kod pocztowy, miejscowość, ulica, numer domu)</text:p>
      <text:p text:style-name="P4"/>
      <text:p text:style-name="P4"/>
      <text:p text:style-name="P10">PRZEDSTAWICIEL USTAWOWY <text:s/>(PEŁNOMOCNIK)</text:p>
      <text:p text:style-name="P17">___________________________________________________</text:p>
      <text:p text:style-name="P21">(nazwisko i imię )</text:p>
      <text:p text:style-name="Standard"><text:span text:style-name="T2">SERIA I NR. DOW. OSOB.</text:span><text:span text:style-name="T1"> ___________________________________</text:span></text:p>
      <text:p text:style-name="P15"><text:span text:style-name="T2">ZAMIESZKAŁY(A</text:span><text:span text:style-name="T1">)_________________________________________________________</text:span></text:p>
      <text:p text:style-name="P21">(adres: kod pocztowy, miejscowość, ulica, numer domu)</text:p>
      <text:p text:style-name="P4"/>
      <text:p text:style-name="P32"><text:soft-page-break/>DŁUŻNIK(CZKA)</text:p>
      <text:p text:style-name="P33">__________________________________________________________</text:p>
      <text:p text:style-name="P15"><text:span text:style-name="T1"><text:tab/><text:tab/><text:tab/><text:tab/><text:tab/></text:span><text:span text:style-name="T3">(nazwisko i imię) </text:span></text:p>
      <text:p text:style-name="P15"><text:span text:style-name="T2">ZAMIESZKAŁY(A</text:span><text:span text:style-name="T1">)_________________________________________________________</text:span></text:p>
      <text:p text:style-name="P12">(adres: kod pocztowy, miejscowość, ulica, numer domu)</text:p>
      <text:p text:style-name="Standard"><text:span text:style-name="T2">PESEL</text:span><text:span text:style-name="T1">________________________ <text:s text:c="10"/></text:span><text:span text:style-name="T2">NR NIP</text:span><text:span text:style-name="T1">_________________________</text:span></text:p>
      <text:p text:style-name="Standard"><text:span text:style-name="T2">URODZONY</text:span><text:span text:style-name="T1">___________________ <text:s text:c="9"/></text:span><text:span text:style-name="T2">IMIONA RODZICÓW</text:span><text:span text:style-name="T1">_________________</text:span></text:p>
      <text:p text:style-name="Standard"><text:span text:style-name="T5">Przedkładam tytuł wykonawczy:</text:span><text:span text:style-name="T1"> Wyrok , Protokół Ugody , Postanowienie </text:span></text:p>
      <text:p text:style-name="P4">Sądu <text:s/>______________________________________________________________________ </text:p>
      <text:p text:style-name="P4">z dnia _________________________ <text:s text:c="6"/></text:p>
      <text:p text:style-name="P4">sygn.. akt ______________________ <text:s text:c="19"/></text:p>
      <text:p text:style-name="P4"/>
      <text:p text:style-name="P4"/>
      <text:p text:style-name="P8">i wnoszę o wszczęcie egzekucji przeciwko dłużnikowi(czce) w celu wyegzekwowania na rzecz alimentowanych:</text:p>
      <text:p text:style-name="P17">____________________________ur.________________PESEL_______________________</text:p>
      <text:p text:style-name="P17">( imię i nazwisko uprawnionego)</text:p>
      <text:p text:style-name="P17"/>
      <text:p text:style-name="P17">____________________________ur.________________PESEL_______________________</text:p>
      <text:p text:style-name="P17">( imię i nazwisko uprawnionego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7761525793104342595" text:style-name="WWNum1">
        <text:list-item>
          <text:p text:style-name="P39">alimentów <text:s/>zaległych <text:s/>za czas od________________ do______________________</text:p>
        </text:list-item>
      </text:list>
      <text:p text:style-name="P31"/>
      <text:p text:style-name="P8">po____________________ zł miesięcznie , w sumie__________________________ zł</text:p>
      <text:p text:style-name="P9"/>
      <text:list xml:id="list32289808" text:continue-numbering="true" text:style-name="WWNum1">
        <text:list-item>
          <text:p text:style-name="P39">z zasądzonymi odsetkami <text:s/>od ___________________________________________</text:p>
        </text:list-item>
      </text:list>
      <text:p text:style-name="P31"/>
      <text:p text:style-name="P31"><text:soft-page-break/>do dnia zapłaty w kwocie___________________ zł</text:p>
      <text:p text:style-name="P8"/>
      <text:list xml:id="list32282822" text:continue-numbering="true" text:style-name="WWNum1">
        <text:list-item>
          <text:p text:style-name="P39">wnoszę o egzekwowanie alimentów <text:s/>bieżących <text:s/>od <text:s/>dnia ________________</text:p>
        </text:list-item>
      </text:list>
      <text:p text:style-name="P8"><text:tab/> po ________________________ zł miesięcznie</text:p>
      <text:p text:style-name="P8"/>
      <text:list xml:id="list32300051" text:continue-numbering="true" text:style-name="WWNum1">
        <text:list-item>
          <text:p text:style-name="P40">____________________________________________________________________</text:p>
        </text:list-item>
      </text:list>
      <text:p text:style-name="P19">(inne zasądzone należności)</text:p>
      <text:p text:style-name="P19"/>
      <text:p text:style-name="P26">Stosownie do treści art. 799 §1 k.p.c. wnoszę o wszczęcie egzekucji według wszystkich dopuszczalnych sposobów.</text:p>
      <text:p text:style-name="P25"/>
      <text:p text:style-name="P25">___________________________ <text:s text:c="3"/><text:bookmark text:name="_GoBack1"/></text:p>
      <text:p text:style-name="P23">Podpis wierzyciela</text:p>
      <text:p text:style-name="P22"/>
      <text:p text:style-name="P10">Wnoszę o egzekwowanie :</text:p>
      <text:p text:style-name="P10"/>
      <text:p text:style-name="P13"><text:span text:style-name="T2">z wynagrodzenia za pracę / renty emerytury:</text:span><text:span text:style-name="T1"> ____________________________________</text:span></text:p>
      <text:p text:style-name="P13"><text:span text:style-name="T2">ruchomości:</text:span><text:span text:style-name="T1">______________________________________________________________</text:span></text:p>
      <text:p text:style-name="P24"><text:span text:style-name="T2">konta bankowego</text:span><text:span text:style-name="T1"> ___________________________________________________________</text:span></text:p>
      <text:p text:style-name="P18"><text:tab/><text:tab/><text:tab/><text:tab/><text:tab/>(nazwa banku i numer rachunku)</text:p>
      <text:p text:style-name="P4"/>
      <text:p text:style-name="Standard"><text:span text:style-name="T2">wierzytelności <text:s/>przypadających dłużnikowi od</text:span><text:span text:style-name="T1"> : __________________________________</text:span></text:p>
      <text:p text:style-name="P4"/>
      <text:p text:style-name="P27"><text:span text:style-name="T2">nieruchomości </text:span><text:span text:style-name="T1">(dokładny adres nieruchomości oraz numer księgi wieczystej nieruchomości):</text:span></text:p>
      <text:p text:style-name="P28"/>
      <text:p text:style-name="P4">___________________________________________________________________________</text:p>
      <text:p text:style-name="P8">inne składniki majątku:</text:p>
      <text:p text:style-name="P4">___________________________________________________________________________</text:p>
      <text:p text:style-name="P4"/>
      <text:p text:style-name="P10">Wyegzekwowane kwoty proszę przekazywać :</text:p>
      <text:p text:style-name="P17"><text:soft-page-break/>___________________________________________________________________________</text:p>
      <text:p text:style-name="P34">(nazwa banku i numer rachunku<text:bookmark text:name="_GoBack"/></text:p>
      <text:p text:style-name="P4"/>
      <text:p text:style-name="P35"><text:tab/><text:tab/><text:tab/><text:tab/><text:tab/><text:tab/> <text:s text:c="87"/>__________________________________</text:p>
      <text:p text:style-name="P36"><text:tab/><text:tab/><text:tab/><text:tab/><text:tab/><text:tab/> <text:s text:c="114"/>Podpis wierzyciela</text:p>
      <text:p text:style-name="P36"/>
      <text:p text:style-name="P14"><text:span text:style-name="T4">W</text:span><text:span text:style-name="T6">yboru komornika dokonałem/am na podstawie art. 10 ust. 3 ustawy<text:line-break/>o komornikach sądowych z dnia 22 marca 2018 r.</text:span></text:p>
      <text:p text:style-name="P42"/>
      <text:p text:style-name="P38">________________________</text:p>
      <text:p text:style-name="P38">Podpis wierzyciela</text:p>
      <text:p text:style-name="P44"/>
      <text:p text:style-name="P3">Załączniki: </text:p>
      <text:p text:style-name="P2">1) oryginał tytułu wykonawczego </text:p>
      <text:list xml:id="list242887795935332097" text:style-name="L1">
        <text:list-header>
          <text:p text:style-name="P45">2)pełnomocnictwo</text:p>
          <text:p text:style-name="P45">3)........</text:p>
        </text:list-header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, Calibri" style:font-family-generic="swiss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.423cm" fo:margin-bottom="0cm" fo:line-height="100%" fo:keep-with-next="always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" fo:font-size="14pt" style:font-name-asian="Microsoft YaHei" style:font-size-asian="14pt" style:font-size-complex="14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494cm" fo:margin-bottom="0.21cm" fo:line-height="100%"/>
      <style:text-properties style:font-name="Times New Roman" style:font-name-asian="Times New Roman1" style:language-asian="pl" style:country-asian="PL" style:font-name-complex="Times New Roman1"/>
    </style:style>
    <style:style style:name="Default" style:family="paragraph" style:default-outline-level="" style:list-style-name="">
      <style:paragraph-properties fo:orphans="2" fo:widows="2" fo:padding="0cm" fo:border="none" style:writing-mode="lr-tb"/>
      <style:text-properties fo:color="#000000" style:font-name="Times New Roman" style:text-underline-style="none" style:font-name-asian="Arial Unicode MS" style:language-asian="pl" style:country-asian="PL" style:font-name-complex="Arial Unicode MS" style:language-complex="ar" style:country-complex="SA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369cm" style:layout-grid-ruby-height="0.26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90</meta:initial-creator>
    <meta:editing-cycles>5</meta:editing-cycles>
    <meta:creation-date>2018-07-17T18:05:00</meta:creation-date>
    <dc:date>2021-03-19T12:07:23.78</dc:date>
    <dc:language>pl-PL</dc:language>
    <meta:editing-duration>PT2M46S</meta:editing-duration>
    <meta:generator>OpenOffice/4.1.9$Win32 OpenOffice.org_project/419m1$Build-9805</meta:generator>
    <meta:document-statistic meta:table-count="0" meta:image-count="0" meta:object-count="0" meta:page-count="4" meta:paragraph-count="70" meta:word-count="278" meta:character-count="36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